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0"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a9e41" officeooo:paragraph-rsid="000a9e41"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3">Structure des unités</text:p>
            <text:p text:style-name="P5">(caractéristiques des unités contrôlées par les joueurs) </text:p>
          </table:table-cell>
          <table:table-cell table:style-name="Table1.A2" office:value-type="string">
            <text:p text:style-name="P9">Typedef struct{<text:span text:style-name="T4">caractéristiques</text:span>}</text:p>
            <text:p text:style-name="P7">(vie,attaque,<text:span text:style-name="T4">défense</text:span>,esquive,<text:span text:style-name="T4">inventaire</text:span>)</text:p>
            <text:p text:style-name="P7"/>
            <text:p text:style-name="P12">Typedef struct{inventaire joueur}</text:p>
            <text:p text:style-name="P15">(Inventaire de l'unité/Liste des objets que l'unité possède)</text:p>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9"><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9"><text:span text:style-name="T2">ReglesC</text:span>ombat()</text:p>
            <text:p text:style-name="P8">(Définition des limites des interactions entre les unités)</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3">Environnement</text:p>
            <text:p text:style-name="P5">(Definition des limites (et obstacles) du terrain de jeu)</text:p>
          </table:table-cell>
          <table:table-cell table:style-name="Table1.A2" office:value-type="string">
            <text:p text:style-name="P9">Matrice</text:p>
            <text:p text:style-name="P8">(Représentation du terrain)</text:p>
            <text:p text:style-name="P5"/>
            <text:p text:style-name="P9">Structure</text:p>
            <text:p text:style-name="P8">(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4">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0">Fonction <text:span text:style-name="T3">déplacement</text:span>()</text:p>
            <text:p text:style-name="P8">(Choix de l'unité à deplacer/cases possibles de déplacement)</text:p>
            <text:p text:style-name="P6"/>
            <text:p text:style-name="P10">Fonction combat()</text:p>
            <text:p text:style-name="P8">(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ext:soft-page-break/>
        <table:table-row>
          <table:table-cell table:style-name="Table1.A2" office:value-type="string">
            <text:p text:style-name="P14">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7">Plus tard</text:p>
          </table:table-cell>
        </table:table-row>
        <table:table-row>
          <table:table-cell table:style-name="Table1.A2" office:value-type="string">
            <text:p text:style-name="P14">IA</text:p>
            <text:p text:style-name="P6">(Appelle les fonctions de choix avec en paramètre <text:span text:style-name="T3">une variable aléatoire)</text:span></text:p>
          </table:table-cell>
          <table:table-cell table:style-name="Table1.A2" office:value-type="string">
            <text:p text:style-name="P11">ChoixIA()</text:p>
            <text:p text:style-name="P15">(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0T16:24:42.578147000</dc:date>
    <meta:editing-duration>PT58M3S</meta:editing-duration>
    <meta:editing-cycles>19</meta:editing-cycles>
    <meta:generator>LibreOffice/5.0.6.3$MacOSX_X86_64 LibreOffice_project/490fc03b25318460cfc54456516ea2519c11d1aa</meta:generator>
    <meta:document-statistic meta:table-count="1" meta:image-count="0" meta:object-count="0" meta:page-count="2" meta:paragraph-count="43" meta:word-count="268" meta:character-count="1862" meta:non-whitespace-character-count="1632"/>
  </office:meta>
</office:document-meta>
</file>